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ellule</text:p>
          </table:table-cell>
          <table:table-cell office:value-type="string" calcext:value-type="string">
            <text:p>Formule/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formula="of:=[.F4]+[.F3]+[.F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 (variante)</text:p>
          </table:table-cell>
          <table:table-cell table:formula="of:=SUM([.F2:.F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formula="of:=CONCATENATE([.C2];[.D2];[.B2])" office:value-type="string" office:string-value="AF 654" calcext:value-type="string">
            <text:p>AF 6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:A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34:58.235536452</meta:creation-date>
    <dc:date>2018-01-22T11:47:26.336469222</dc:date>
    <meta:editing-duration>PT2M18S</meta:editing-duration>
    <meta:editing-cycles>1</meta:editing-cycles>
    <meta:document-statistic meta:table-count="1" meta:cell-count="12" meta:object-count="0"/>
    <meta:generator>LibreOffice/5.2.7.2$Linux_X86_64 LibreOffice_project/20m0$Build-2</meta:generator>
  </office:meta>
</office:document-meta>
</file>